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8fe3f" officeooo:paragraph-rsid="0008fe3f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8fe3f" officeooo:paragraph-rsid="0013a6e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fe3f" officeooo:paragraph-rsid="0016987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8fe3f" officeooo:paragraph-rsid="0017e81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8fe3f" officeooo:paragraph-rsid="00119e6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abe53" officeooo:paragraph-rsid="000abe53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ed7b" officeooo:paragraph-rsid="0016987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ed7b" officeooo:paragraph-rsid="0017e814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c26b4" officeooo:paragraph-rsid="0014a715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c26b4" officeooo:paragraph-rsid="0016987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c26b4" officeooo:paragraph-rsid="0017e814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c26b4" officeooo:paragraph-rsid="00119e69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d127d" officeooo:paragraph-rsid="000d127d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fe23" officeooo:paragraph-rsid="000efe2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fe23" officeooo:paragraph-rsid="0017e814" style:font-size-asian="14pt" style:font-size-complex="14pt"/>
    </style:style>
    <style:style style:name="P1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8" style:family="paragraph" style:parent-style-name="Standard">
      <style:paragraph-properties fo:line-height="150%"/>
      <style:text-properties style:font-name="Ubuntu" fo:font-size="14pt" officeooo:rsid="000abe53" officeooo:paragraph-rsid="000abe5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efe23" officeooo:paragraph-rsid="000efe23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d127d" officeooo:paragraph-rsid="000d127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871" style:font-weight-asian="bold" style:font-weight-complex="bold"/>
    </style:style>
    <style:style style:name="T3" style:family="text">
      <style:text-properties fo:font-weight="bold" officeooo:rsid="0017e814" style:font-weight-asian="bold" style:font-weight-complex="bold"/>
    </style:style>
    <style:style style:name="T4" style:family="text">
      <style:text-properties officeooo:rsid="000abe53"/>
    </style:style>
    <style:style style:name="T5" style:family="text">
      <style:text-properties officeooo:rsid="000d127d"/>
    </style:style>
    <style:style style:name="T6" style:family="text">
      <style:text-properties officeooo:rsid="00119e69"/>
    </style:style>
    <style:style style:name="T7" style:family="text">
      <style:text-properties officeooo:rsid="0012b734"/>
    </style:style>
    <style:style style:name="T8" style:family="text">
      <style:text-properties officeooo:rsid="000bed7b"/>
    </style:style>
    <style:style style:name="T9" style:family="text">
      <style:text-properties officeooo:rsid="0013a6e9"/>
    </style:style>
    <style:style style:name="T10" style:family="text">
      <style:text-properties officeooo:rsid="0014a715"/>
    </style:style>
    <style:style style:name="T11" style:family="text">
      <style:text-properties officeooo:rsid="00169871"/>
    </style:style>
    <style:style style:name="T12" style:family="text">
      <style:text-properties officeooo:rsid="000c26b4"/>
    </style:style>
    <style:style style:name="T13" style:family="text">
      <style:text-properties officeooo:rsid="0017e814"/>
    </style:style>
    <style:style style:name="T14" style:family="text">
      <style:text-properties officeooo:rsid="0019c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Formas</text:h>
      <text:p text:style-name="P3">As formas <text:span text:style-name="T6">p</text:span>odem simbolizar, despertar sentimentos <text:span text:style-name="T9">ou sensações</text:span> e ajudar a contar historias quando usadas corretamente, <text:span text:style-name="T8">fazem parte de construções, composições, imagens que </text:span><text:span text:style-name="T11">são formadas na</text:span><text:span text:style-name="T8"> mente devido ao repertorio que </text:span><text:span text:style-name="T11">é adquirido</text:span><text:span text:style-name="T8"> com as situações vivenciadas ao longo da vida, </text:span><text:span text:style-name="T9">alem de sermos </text:span><text:span text:style-name="T8">cercados por figuras e formas que impactam nosso comportamento, </text:span><text:span text:style-name="T7">tanto nas pequenas quanto nas grandes coisas</text:span><text:span text:style-name="T8">. </text:span><text:span text:style-name="T9">C</text:span><text:span text:style-name="T8">ada forma geometrica provoca reações diferentes em nossa mente</text:span>. A psicologias das formas estuda como nosso subconsciente é influenciado por elas.</text:p>
      <text:p text:style-name="P2"/>
      <text:p text:style-name="P10">Em um projeto, o ideal é que nada esteja por acaso, ou porque o designer simpatizou. O pensamento deverá estar voltado entre o que a forma transmite e o que a empresa é, <text:span text:style-name="T10">alem disso tr</text:span><text:span text:style-name="T8">abalhos com significado são melhores aceitos, </text:span><text:span text:style-name="T10">p</text:span><text:span text:style-name="T8">or isso saber o que cada forma representa pode ser um diferencial na concepção de um projeto</text:span>.</text:p>
      <text:p text:style-name="P2"/>
      <text:p text:style-name="P8">As formas seguem uma função, na medida em que compreendemos que elas tem um significado na sua aplicação, nenhuma forma esta por acaso, ela desempenha um papel, ela é criada por alguma motivação. No design, em qualquer disciplina, sempre existe uma função na escolha do mais pequeno elemento que fará parte da composição visual ou de um objeto. <text:span text:style-name="T11">Por isso </text:span><text:span text:style-name="T12">quando escolhemos uma forma devemos saber o porque: “porque irei usar essa forma aqui?”.</text:span></text:p>
      <text:p text:style-name="P13"/>
      <text:p text:style-name="P6"/>
      <text:p text:style-name="P4"><text:soft-page-break/><text:span text:style-name="T2">Formas angulosas e </text:span><text:span text:style-name="T1">Triangulos -</text:span> <text:span text:style-name="T11">O</text:span><text:span text:style-name="T8">s vertices ao serem observados podem guiar a atenção para qualquer direção, </text:span><text:span text:style-name="T11">dando a sensação de energia e dinamismo</text:span><text:span text:style-name="T8">. </text:span><text:span text:style-name="T11">Tambem</text:span> estão associados a<text:span text:style-name="T11">o</text:span> equilibrio, estabilidade, <text:span text:style-name="T11">sucesso, poder, masculinidade, </text:span><text:span text:style-name="T12">profissionalismo, eficiencia, inovação, modernidade, vitalidade, tecnologia</text:span><text:span text:style-name="T11">, construção, força, proposito, movimento, excitação e perigo. </text:span><text:span text:style-name="T8">Esta forma pode se comportar de varias maneiras, o que pode ocasionar mudança de significados, </text:span><text:span text:style-name="T11">por isso se estiver para cima representa crescimento e evolução, se para baixo risco e perda.</text:span></text:p>
      <text:p text:style-name="P2"/>
      <text:p text:style-name="P5"><text:span text:style-name="T1">Retangulos e quadrados -</text:span> São os mais comumente usados <text:span text:style-name="T13">e os que mais </text:span><text:span text:style-name="T8">transmitem segurança em relação as outras </text:span><text:span text:style-name="T13">formas</text:span><text:span text:style-name="T8">. Os lados simetricos transmitem seriedade e segurança</text:span>. <text:span text:style-name="T13">Também</text:span> <text:span text:style-name="T13">representam</text:span> a sensação de confiança, simplicidade, ordem, solidez, equilibrio, <text:span text:style-name="T8">construções, </text:span><text:s/>conformidade, igualdade, estrutura,<text:span text:style-name="T8"> disciplina, força, coragem, resistencia, estabilidade, </text:span><text:span text:style-name="T12">organização, racional, duro, rigor, realismo, honestidade e compromisso</text:span>. <text:span text:style-name="T13">São </text:span>formas geralmente usadas como bas<text:span text:style-name="T13">e.</text:span></text:p>
      <text:p text:style-name="P2"/>
      <text:p text:style-name="P5"><text:span text:style-name="T3">Formas redondas, cir</text:span><text:span text:style-name="T1">culos, ovais e elipses –</text:span> São naturalmente associados ao sol e à lua. As curvas suaves transmitem a sensação de feminino e de eternidade. <text:span text:style-name="T13">Pode representar também </text:span>união, vida, proteção, perfeição<text:span text:style-name="T8">, astros, magia, universo, </text:span><text:span text:style-name="T13">m</text:span><text:span text:style-name="T8">isterio</text:span>,felicidade e cuidado.</text:p>
      <text:p text:style-name="P2"/>
      <text:p text:style-name="P12"><text:span text:style-name="T1">As formas redondas, curvas e circulares -</text:span> harmonia, feminilidade, naturalidade, proteção, ternura, calidez, energia positiva, universalidade, suave, sentimento de pertinencia, relações <text:soft-page-break/>harmonicas, amor, <text:span text:style-name="T8">novo ciclo , continuidade, unidade, modernismo</text:span>, <text:span text:style-name="T8">dinamismo</text:span>, amistoso e emocional. <text:span text:style-name="T8">Desempenha um papel importante, na criação de um objeto, especialmente pelos seus atributos. </text:span><text:span text:style-name="T13">N</text:span><text:span text:style-name="T8">unca esta parado no tempo, possui a sensação de infinidade já que não tem inicio e fim. Uma forma primaria basica, mas que é versatil no seu uso.</text:span></text:p>
      <text:p text:style-name="P4"/>
      <text:p text:style-name="P16"><text:span text:style-name="T1">Hexagono -</text:span> Transmite estabilidade, pode ser utilizada para atribuir equilibrio ao design. As l<text:span text:style-name="T13">i</text:span>nhas retas e as formas que as compõe podem sugerir força, segurança e profissionalismo.</text:p>
      <text:p text:style-name="P9"/>
      <text:p text:style-name="P9"><text:span text:style-name="T1">Espirais -</text:span> encontradas mais na natureza, por isso remetem a vida, crescimento, signo de criatividade, vitalidade e calma.</text:p>
      <text:p text:style-name="P9"/>
      <text:p text:style-name="P5"><text:span text:style-name="T1">Organicas -</text:span> Formas curvas que transmitem conforto, familiaridade com natureza, prazer, sensibilidade e movimento.</text:p>
      <text:p text:style-name="P4"/>
      <text:p text:style-name="P4"><text:span text:style-name="T1">Linhas -</text:span> Podem representar estabilidade, ascensão, queda, dinamismo, calma e coragem.</text:p>
      <text:p text:style-name="P11"/>
      <text:p text:style-name="P11"><text:span text:style-name="T1">Linhas verticais -</text:span> <text:span text:style-name="T5">Estão associados a força, eficiencia e progresso.</text:span></text:p>
      <text:p text:style-name="P11"/>
      <text:p text:style-name="P11"><text:span text:style-name="T1">linhas horizontais -</text:span> <text:span text:style-name="T5">Transmitem estabilidade, confiança e tranquilidade.</text:span></text:p>
      <text:p text:style-name="P11"/>
      <text:p text:style-name="P11"><text:span text:style-name="T1">linha diagonal ascendente -</text:span> <text:span text:style-name="T5">Associa-se ao movimento positivo, dinamismo e crescimento.</text:span></text:p>
      <text:p text:style-name="P11"/>
      <text:p text:style-name="P11"><text:soft-page-break/><text:span text:style-name="T1">linha diagonal descendente -</text:span> <text:span text:style-name="T5">Estão ligados ao movimento negativo, tristeza e regresso.</text:span></text:p>
      <text:p text:style-name="P1"/>
      <text:p text:style-name="P2"><text:span text:style-name="T1">Como as formas influenciam –</text:span> Nossa percepção é o resultado de inumeros estimulos visuais através do tempo. Assim como as cores, formas são estimulos primitivos que estão presentes o tempo todo. Comunicam com o subconsciente e despertam sensações, interpretações e significam tendo como base aspectos culturais, perspectivas pessoais e a semiótica.</text:p>
      <text:p text:style-name="P2">Sabendo disso se torna possível induzir conceitos e significados usando as formas ao nosso favor. Algumas vezes as formas estão presentes de um jeito obvio e outras, não tão obvias, mas não deixando de influenciar.</text:p>
      <text:p text:style-name="P2"/>
      <text:p text:style-name="P2"><text:span text:style-name="T1">Formas menos obvias no design -</text:span> <text:span text:style-name="T4">As composições visuais em poster, design editorial e interfaces podem trazer formas especialmente planejadas que ajudam a comunicar o proposito e significado daquele design.</text:span></text:p>
      <text:p text:style-name="P7">Posteres de filmes por exemplo possuem composições geometricas relacionadas ao significado que envolve cada historia, essas composições nem sempre são percebidas de primeira.</text:p>
      <text:p text:style-name="P7"/>
      <text:p text:style-name="P7">Explorar os significados da formas e unir isso a sua composição é a essencia do design, <text:span text:style-name="T14">elas </text:span><text:span text:style-name="T5">deverão ser associadas às cores e a tipografia para completar a ideia por trás de um projeto. É importante os outros elementos estarem ligados a ideia geral que se pretende transmitir.</text:span></text:p>
      <text:p text:style-name="P14"/>
      <text:p text:style-name="P14"><text:soft-page-break/>O design tem um objetivo, as decisões deverão ser conscientes, objetivas e precisam ser justificadas, deverão ser racionais e muito bem alinhada com o que se pede.</text:p>
      <text:p text:style-name="P14">____________________________________________________________________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21:51:31.459000000</meta:creation-date>
    <dc:date>2024-01-16T12:23:13.275000000</dc:date>
    <meta:editing-duration>PT10H14M15S</meta:editing-duration>
    <meta:editing-cycles>15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23" meta:word-count="788" meta:character-count="5409" meta:non-whitespace-character-count="4641"/>
  </office:meta>
</office:document-meta>
</file>